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20ACEEA5C4ABCAEE06D.png" manifest:media-type="image/png"/>
  <manifest:file-entry manifest:full-path="Pictures/100002010000027C0000017AB59023196F3E2D30.png" manifest:media-type="image/png"/>
  <manifest:file-entry manifest:full-path="Pictures/10000201000001B60000012C9D6D984A2F749DAE.png" manifest:media-type="image/png"/>
  <manifest:file-entry manifest:full-path="Pictures/10000201000002B90000005F590C79D2D499AB31.png" manifest:media-type="image/png"/>
  <manifest:file-entry manifest:full-path="Pictures/100002010000045A000001F99D2C58D55BF84BC6.png" manifest:media-type="image/png"/>
  <manifest:file-entry manifest:full-path="Pictures/1000020100000289000001A0ACA18B3EA4D966A4.png" manifest:media-type="image/png"/>
  <manifest:file-entry manifest:full-path="Pictures/10000201000002670000025B50C4E530C7FF3221.png" manifest:media-type="image/png"/>
  <manifest:file-entry manifest:full-path="Pictures/100002010000027C000000AE0DD7FA8B2B44C456.png" manifest:media-type="image/png"/>
  <manifest:file-entry manifest:full-path="Pictures/100002010000029C0000009A36632059DCEF4596.png" manifest:media-type="image/png"/>
  <manifest:file-entry manifest:full-path="Pictures/100002010000025F000000923067EC95BA72CA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2e5" officeooo:paragraph-rsid="000672e5"/>
    </style:style>
    <style:style style:name="P2" style:family="paragraph" style:parent-style-name="Standard">
      <style:text-properties officeooo:rsid="0007c1a0" officeooo:paragraph-rsid="0007c1a0"/>
    </style:style>
    <style:style style:name="P3" style:family="paragraph" style:parent-style-name="Standard">
      <style:text-properties officeooo:rsid="0009844d" officeooo:paragraph-rsid="0009844d"/>
    </style:style>
    <style:style style:name="T1" style:family="text">
      <style:text-properties officeooo:rsid="0007c1a0"/>
    </style:style>
    <style:style style:name="T2" style:family="text">
      <style:text-properties officeooo:rsid="0009844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tge1" text:anchor-type="char" svg:x="0.471cm" svg:y="0.478cm" svg:width="16.06cm" svg:height="3.863cm" draw:z-index="0"><draw:image xlink:href="Pictures/100002010000025F000000923067EC95BA72CA68.png" xlink:type="simple" xlink:show="embed" xlink:actuate="onLoad" loext:mime-type="image/png"/></draw:frame></text:p>
      <text:p text:style-name="Standard"><draw:frame draw:style-name="fr5" draw:name="Imatge2" text:anchor-type="char" svg:x="-0.079cm" svg:y="0.295cm" svg:width="16.828cm" svg:height="4.604cm" draw:z-index="1"><draw:image xlink:href="Pictures/100002010000027C000000AE0DD7FA8B2B44C456.png" xlink:type="simple" xlink:show="embed" xlink:actuate="onLoad" loext:mime-type="image/png"/></draw:frame></text:p>
      <text:p text:style-name="P2">MAYUS+SHIFT+P</text:p>
      <text:p text:style-name="P2">install package Control</text:p>
      <text:p text:style-name="P1">install pa<text:span text:style-name="T1">c</text:span>ka<text:span text:style-name="T2">g</text:span>e</text:p>
      <text:p text:style-name="P1">material theme</text:p>
      <text:p text:style-name="P1"/>
      <text:p text:style-name="P1"><draw:frame draw:style-name="fr2" draw:name="Imatge3" text:anchor-type="char" svg:width="17cm" svg:height="10.896cm" draw:z-index="2"><draw:image xlink:href="Pictures/1000020100000289000001A0ACA18B3EA4D966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5" draw:name="Imatge4" text:anchor-type="char" svg:x="0.887cm" svg:y="0.303cm" svg:width="15.228cm" svg:height="6.902cm" draw:z-index="3"><draw:image xlink:href="Pictures/100002010000045A000001F99D2C58D55BF84BC6.png" xlink:type="simple" xlink:show="embed" xlink:actuate="onLoad" loext:mime-type="image/png"/></draw:frame></text:p>
      <text:p text:style-name="Standard"><draw:frame draw:style-name="fr5" draw:name="Imatge5" text:anchor-type="char" svg:x="1.522cm" svg:y="0.048cm" svg:width="17cm" svg:height="2.316cm" draw:z-index="4"><draw:image xlink:href="Pictures/10000201000002B90000005F590C79D2D499AB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5" draw:name="Imatge6" text:anchor-type="char" svg:x="0.365cm" svg:y="0.416cm" svg:width="16.272cm" svg:height="15.954cm" draw:z-index="5"><draw:image xlink:href="Pictures/10000201000002670000025B50C4E530C7FF3221.png" xlink:type="simple" xlink:show="embed" xlink:actuate="onLoad" loext:mime-type="image/png"/></draw:frame></text:p>
      <text:p text:style-name="Standard"><draw:frame draw:style-name="fr4" draw:name="Imatge7" text:anchor-type="char" svg:x="2.145cm" svg:y="0.288cm" svg:width="11.589cm" svg:height="7.938cm" draw:z-index="6"><draw:image xlink:href="Pictures/10000201000001B60000012C9D6D984A2F749DAE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3" draw:name="Imatge8" text:anchor-type="char" svg:width="16.828cm" svg:height="10.001cm" draw:z-index="7"><draw:image xlink:href="Pictures/100002010000027C0000017AB59023196F3E2D30.png" xlink:type="simple" xlink:show="embed" xlink:actuate="onLoad" loext:mime-type="image/png"/></draw:frame></text:p>
      <text:p text:style-name="P3">gk</text:p>
      <text:p text:style-name="P3"/>
      <text:p text:style-name="Standard"><draw:frame draw:style-name="fr2" draw:name="Imatge9" text:anchor-type="char" svg:width="17cm" svg:height="13.485cm" draw:z-index="8"><draw:image xlink:href="Pictures/10000201000002920000020ACEEA5C4ABCAEE06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tge10" text:anchor-type="char" svg:width="17cm" svg:height="3.918cm" draw:z-index="9"><draw:image xlink:href="Pictures/100002010000029C0000009A36632059DCEF4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9:26:04.839320172</meta:creation-date>
    <meta:generator>LibreOffice/6.4.7.2$Linux_X86_64 LibreOffice_project/40$Build-2</meta:generator>
    <dc:date>2022-01-28T13:43:48.041155457</dc:date>
    <meta:editing-duration>PT31M51S</meta:editing-duration>
    <meta:editing-cycles>6</meta:editing-cycles>
    <meta:document-statistic meta:table-count="0" meta:image-count="10" meta:object-count="0" meta:page-count="5" meta:paragraph-count="5" meta:word-count="9" meta:character-count="67" meta:non-whitespace-character-count="63"/>
  </office:meta>
</office:document-meta>
</file>